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1793" officeooo:paragraph-rsid="000b1793"/>
    </style:style>
    <style:style style:name="P2" style:family="paragraph" style:parent-style-name="Standard">
      <style:text-properties officeooo:rsid="000b1793" officeooo:paragraph-rsid="000cc31d"/>
    </style:style>
    <style:style style:name="P3" style:family="paragraph" style:parent-style-name="Standard">
      <style:text-properties officeooo:rsid="000b1793" officeooo:paragraph-rsid="000b3b4e"/>
    </style:style>
    <style:style style:name="P4" style:family="paragraph" style:parent-style-name="Standard">
      <style:text-properties officeooo:rsid="000b3b4e" officeooo:paragraph-rsid="000b3b4e"/>
    </style:style>
    <style:style style:name="P5" style:family="paragraph" style:parent-style-name="Cour">
      <style:text-properties officeooo:paragraph-rsid="000f4e5a"/>
    </style:style>
    <style:style style:name="P6" style:family="paragraph" style:parent-style-name="Standard" style:list-style-name="L1">
      <style:text-properties officeooo:rsid="000cc31d" officeooo:paragraph-rsid="000cc31d"/>
    </style:style>
    <style:style style:name="P7" style:family="paragraph" style:parent-style-name="Standard">
      <style:text-properties officeooo:rsid="00187524" officeooo:paragraph-rsid="00187524"/>
    </style:style>
    <style:style style:name="P8" style:family="paragraph" style:parent-style-name="Standard">
      <style:text-properties officeooo:rsid="000b1793" officeooo:paragraph-rsid="000b1793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officeooo:rsid="000cc31d"/>
    </style:style>
    <style:style style:name="T3" style:family="text">
      <style:text-properties style:font-name="Courier 10 Pitch" officeooo:rsid="00108ba5"/>
    </style:style>
    <style:style style:name="T4" style:family="text">
      <style:text-properties officeooo:rsid="00108ba5"/>
    </style:style>
    <style:style style:name="T5" style:family="text">
      <style:text-properties officeooo:rsid="00148536"/>
    </style:style>
    <style:style style:name="T6" style:family="text">
      <style:text-properties style:font-name="Liberation Serif" officeooo:rsid="000f4e5a"/>
    </style:style>
    <style:style style:name="T7" style:family="text">
      <style:text-properties style:font-name="Liberation Serif" officeooo:rsid="00160af4"/>
    </style:style>
    <style:style style:name="T8" style:family="text">
      <style:text-properties style:font-name="Liberation Serif" officeooo:rsid="00169a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5">1) <text:span text:style-name="T4">Disconnect from wired internet access.</text:span></text:p>
      <text:p text:style-name="P5"><text:span text:style-name="T6">2) </text:span><text:span text:style-name="T1">source activate psychopy</text:span></text:p>
      <text:p text:style-name="P2"><text:span text:style-name="T5">3</text:span>) <text:span text:style-name="T1">cd </text:span><text:span text:style-name="T2">~/Documents/volatileValues/simple_rt_experiment</text:span></text:p>
      <text:p text:style-name="P2"><text:span text:style-name="T5">4</text:span>) <text:span text:style-name="T1">python </text:span><text:span text:style-name="T2">simple_fc_rt.py </text:span><text:span text:style-name="T7">(note that you will see a mouse._xdll error </text:span><text:span text:style-name="T8">which prints because I’ve disabled the mouse</text:span><text:span text:style-name="T7">, but this has no bearing on the experiment)</text:span></text:p>
      <text:p text:style-name="P1"><text:span text:style-name="T5">5</text:span>) <text:span text:style-name="T4">Open </text:span><text:span text:style-name="T3">pilot_condition_order.csv</text:span><text:span text:style-name="T4">. Your initials are next to the sequence of conditions and your trial file set number. </text:span>A prompt will ask for your subject ID <text:span text:style-name="T4">(your CoAxID),</text:span> condition <text:span text:style-name="T4">(enter the number from the file), and the trial file set number (entered from file). </text:span></text:p>
      <text:p text:style-name="P1"><text:span text:style-name="T5">6</text:span>) The game should begin with instructions.</text:p>
      <text:p text:style-name="P7">7) After the experiment is over, copy your data to the dropbox folder with the same name and push to github. </text:p>
      <text:list xml:id="list7289028640289517034" text:style-name="L1">
        <text:list-header>
          <text:p text:style-name="P6"><text:s text:c="2"/></text:p>
        </text:list-header>
      </text:list>
      <text:p text:style-name="P1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ur" style:family="paragraph" style:parent-style-name="Standard">
      <style:text-properties officeooo:rsid="000b1793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6:12:03.474658130</meta:creation-date>
    <dc:date>2018-02-01T19:43:40.455741443</dc:date>
    <meta:editing-duration>PT1H50M34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11" meta:character-count="701" meta:non-whitespace-character-count="593"/>
  </office:meta>
</office:document-meta>
</file>